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paragraph-properties fo:text-align="end" style:justify-single-word="false"/>
      <style:text-properties officeooo:paragraph-rsid="001c67e9"/>
    </style:style>
    <style:style style:name="P2" style:family="paragraph" style:parent-style-name="Standard">
      <style:paragraph-properties fo:text-align="center" style:justify-single-word="false"/>
      <style:text-properties officeooo:paragraph-rsid="001c67e9"/>
    </style:style>
    <style:style style:name="P3" style:family="paragraph" style:parent-style-name="Standard">
      <style:paragraph-properties fo:text-align="start" style:justify-single-word="false"/>
      <style:text-properties officeooo:paragraph-rsid="001c67e9"/>
    </style:style>
    <style:style style:name="P4" style:family="paragraph" style:parent-style-name="Standard">
      <style:paragraph-properties fo:text-align="start" style:justify-single-word="false"/>
      <style:text-properties fo:font-weight="normal" officeooo:rsid="001bd3bb" officeooo:paragraph-rsid="001bd3bb" style:font-weight-asian="normal" style:font-weight-complex="normal"/>
    </style:style>
    <style:style style:name="P5" style:family="paragraph" style:parent-style-name="Standard">
      <style:paragraph-properties fo:text-align="start" style:justify-single-word="false"/>
      <style:text-properties fo:font-weight="normal" officeooo:rsid="001c67e9" officeooo:paragraph-rsid="001c67e9" style:font-weight-asian="normal" style:font-weight-complex="normal"/>
    </style:style>
    <style:style style:name="P6" style:family="paragraph" style:parent-style-name="Standard">
      <style:paragraph-properties fo:text-align="start" style:justify-single-word="false"/>
      <style:text-properties officeooo:rsid="001a4d54" officeooo:paragraph-rsid="001a4d54"/>
    </style:style>
    <style:style style:name="P7"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a4d54" style:font-weight-asian="normal" style:font-weight-complex="normal"/>
    </style:style>
    <style:style style:name="T3" style:family="text">
      <style:text-properties officeooo:rsid="00181a5c"/>
    </style:style>
    <style:style style:name="T4" style:family="text">
      <style:text-properties fo:font-weight="bold" style:font-weight-asian="bold" style:font-weight-complex="bold"/>
    </style:style>
    <style:style style:name="T5" style:family="text">
      <style:text-properties officeooo:rsid="001bd3bb"/>
    </style:style>
    <style:style style:name="T6" style:family="text">
      <style:text-properties officeooo:rsid="001c67e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ópez Lugo Alan Israe</text:span><text:span text:style-name="T6">l</text:span></text:p>
      <text:p text:style-name="P1"/>
      <text:p text:style-name="P3"><text:span text:style-name="Strong_20_Emphasis">El ojo humano y el catalejo</text:span></text:p>
      <text:p text:style-name="P3"><text:span text:style-name="Strong_20_Emphasis"/></text:p>
      <text:p text:style-name="Text_20_body">En la época de Galileo, la observación empírica era considerada con recelo, pues se creía que los sentidos podían engañarnos, distorsionando la realidad. El racionalismo dominaba el pensamiento, buscando la verdad en la lógica y la deducción. Sin embargo, Galileo Galilei, con su "Mensajero Sideral", marcó un punto de inflexión al incorporar el método científico y la experimentación a la astronomía.</text:p>
      <text:p text:style-name="Text_20_body"><text:span text:style-name="Strong_20_Emphasis">Las primeras observaciones astronómicas y las limitaciones de la tecnología</text:span></text:p>
      <text:p text:style-name="Text_20_body">Las observaciones astronómicas previas a Galileo eran limitadas debido a la imperfección de los instrumentos disponibles. La imagen del cielo era borrosa e imprecisa, lo que dificultaba la comprensión precisa de los fenómenos celestes.</text:p>
      <text:p text:style-name="Text_20_body">Al enterarse de la existencia de catalejos que podían mejorar la observación astronómica, Galileo se dedicó a perfeccionarlos. Mediante cálculos precisos y experimentos meticulosos, logró construir instrumentos que le permitieron observar los astros con una claridad sin precedentes.</text:p>
      <text:p text:style-name="Text_20_body">Las observaciones lunares de Galileo revelaron una verdad sorprendente: la superficie lunar no era lisa y perfecta como se pensaba, sino que estaba llena de montañas, cráteres y valles. Además, descubrió que la Luna no emitía luz propia, sino que reflejaba la luz del Sol.</text:p>
      <text:p text:style-name="Text_20_body"><text:span text:style-name="Strong_20_Emphasis">El movimiento de los astros y el fin del geocentrismo</text:span></text:p>
      <text:p text:style-name="Text_20_body">Galileo también observó las fases de Venus y las cuatro lunas de Júpiter, proporcionando evidencia contundente contra el modelo geocéntrico de Ptolomeo, que colocaba a la Tierra en el centro del universo. Sus observaciones demostraron que los planetas giraban alrededor del Sol, desafiando la creencia predominante en la época.</text:p>
      <text:p text:style-name="Text_20_body"><text:span text:style-name="Strong_20_Emphasis">La Luna como posible hogar de vida y la importancia de la tecnología</text:span></text:p>
      <text:p text:style-name="Text_20_body">Las similitudes entre la Luna y la Tierra <text:span text:style-name="T6">denotan</text:span> la posibilidad de que otros astros pudieran albergar vida. Esta idea, aunque especulativa, abrió la puerta a una nueva perspectiva sobre el universo y la posibilidad de la existencia extraterrestre.</text:p>
      <text:p text:style-name="Text_20_body">Galileo reconoció las limitaciones del conocimiento humano basado únicamente en los sentidos. Para él, la tecnología, como el catalejo, era una herramienta indispensable para expandir los horizontes del conocimiento y acercarnos a la verdad.</text:p>
      <text:p text:style-name="P2"><text:span text:style-name="T4"/></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23:00:34.690864113</meta:creation-date>
    <dc:date>2024-05-29T02:54:35.522170795</dc:date>
    <meta:editing-duration>PT15S</meta:editing-duration>
    <meta:editing-cycles>1</meta:editing-cycles>
    <meta:document-statistic meta:table-count="0" meta:image-count="0" meta:object-count="0" meta:page-count="1" meta:paragraph-count="12" meta:word-count="343" meta:character-count="2252" meta:non-whitespace-character-count="1921"/>
    <meta:generator>LibreOffice/24.2.3.2$Linux_X86_64 LibreOffice_project/420$Build-2</meta:generator>
  </office:meta>
</office:document-meta>
</file>